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9f45" officeooo:paragraph-rsid="00079f45"/>
    </style:style>
    <style:style style:name="P2" style:family="paragraph" style:parent-style-name="Standard">
      <style:text-properties officeooo:rsid="00095749" officeooo:paragraph-rsid="00095749"/>
    </style:style>
    <style:style style:name="P3" style:family="paragraph" style:parent-style-name="Standard">
      <style:text-properties officeooo:rsid="000aedd1" officeooo:paragraph-rsid="000ae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arguments can be modified outside the scope of the function if it is “passed by reference”.</text:p>
      <text:p text:style-name="P1"/>
      <text:p text:style-name="P2">$current_user = 'Ernest';</text:p>
      <text:p text:style-name="P2"/>
      <text:p text:style-name="P2">function hello($array) {</text:p>
      <text:p text:style-name="P2"><text:s text:c="2"/>if(is_array($array)) {</text:p>
      <text:p text:style-name="P2"><text:s text:c="4"/>foreach($array as $name) {</text:p>
      <text:p text:style-name="P2"><text:s text:c="6"/>echo '&lt;h1&gt;Hello World&lt;/h1&gt;&lt;br&gt;';</text:p>
      <text:p text:style-name="P2"><text:s text:c="6"/>echo "&lt;h3&gt;I am $name&lt;/h3&gt;&lt;br&gt;";</text:p>
      <text:p text:style-name="P2"><text:s text:c="4"/>}</text:p>
      <text:p text:style-name="P2"><text:s text:c="3"/>} else {</text:p>
      <text:p text:style-name="P2"><text:s text:c="4"/>echo 'Hello, friends!';</text:p>
      <text:p text:style-name="P2"><text:s text:c="2"/>}</text:p>
      <text:p text:style-name="P2">}</text:p>
      <text:p text:style-name="P2"/>
      <text:p text:style-name="P2">$names = array(</text:p>
      <text:p text:style-name="P2"><text:s text:c="2"/>'Ernest',</text:p>
      <text:p text:style-name="P2"><text:s text:c="2"/>'David',</text:p>
      <text:p text:style-name="P2"><text:s text:c="2"/>'Peterson',</text:p>
      <text:p text:style-name="P2">);</text:p>
      <text:p text:style-name="P2"/>
      <text:p text:style-name="P2">hello($names);</text:p>
      <text:p text:style-name="P2"/>
      <text:p text:style-name="P3">I have survived more near death experiences than I can count and I am a trucker becoming a web develop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 Peterson</meta:initial-creator>
    <meta:creation-date>2018-02-23T14:08:00.118127540</meta:creation-date>
    <meta:generator>LibreOffice/5.0.6.2$Linux_X86_64 LibreOffice_project/00$Build-2</meta:generator>
    <dc:date>2018-02-23T19:51:14.336071325</dc:date>
    <dc:creator>Ernest Peterson</dc:creator>
    <meta:editing-duration>PT1H17M40S</meta:editing-duration>
    <meta:editing-cycles>1</meta:editing-cycles>
    <meta:document-statistic meta:table-count="0" meta:image-count="0" meta:object-count="0" meta:page-count="1" meta:paragraph-count="19" meta:word-count="73" meta:character-count="495" meta:non-whitespace-character-count="404"/>
  </office:meta>
</office:document-meta>
</file>